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d15" officeooo:paragraph-rsid="001dcd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 es una prueba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9:29:38.964611176</meta:creation-date>
    <dc:date>2023-01-11T19:30:30.202252735</dc:date>
    <meta:editing-duration>PT55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5"/>
    <meta:generator>LibreOffice/7.3.7.2$Linux_X86_64 LibreOffice_project/30$Build-2</meta:generator>
  </office:meta>
</office:document-meta>
</file>